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3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ro5" style:family="table-row">
      <style:table-row-properties style:row-height="0.3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9" style:family="table-cell" style:parent-style-name="Default">
      <style:table-cell-properties fo:background-color="#b4c7dc" fo:border="0.06pt solid #000000" fo:padding="0.0972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Noto Sans CJK SC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relief="none" style:text-emphasize="none" style:text-line-through-mode="continuous" style:font-name="Liberation Sans" fo:font-size="10pt" style:text-underline-style="none" style:text-underline-color="font-color" style:text-line-through-type="none" fo:font-style="normal" style:text-outline="false" fo:text-shadow="none" style:language-asian="zh" style:country-asian="CN" fo:language="en" fo:country="US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 (x1000)</text:p>
            <text:p><text:span text:style-name="T3">&gt; ab -k -c 20 -n 1000000 http://localhost:8080/hello/John</text:span></text:p>
            <text:p><text:span text:style-name="T3"/>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<text:span text:style-name="T4">Requests Per Second -Xmx64m  (x1000)</text:span></text:p>
            <text:p><text:span text:style-name="T5">&gt; ab -k -c 20 -n 1000000 </text:span><text:span text:style-name="T5"><text:a xlink:href="http://localhost:8080/hello/John" xlink:type="simple">http://localhost:8080/hello/John</text:a>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table:style-name="ce5" office:value-type="string" calcext:value-type="string">
            <text:p>Memory Consumption (Heap usage) Mb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5">
          <table:table-cell table:style-name="ce5" office:value-type="string" calcext:value-type="string">
            <text:p>Memory Consumption -Xmx64m (Heap usage) Mb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5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5T15:18:14.990630079</dc:date>
    <meta:editing-duration>PT37M9S</meta:editing-duration>
    <meta:editing-cycles>8</meta:editing-cycles>
    <meta:generator>LibreOffice/6.4.4.2$Linux_X86_64 LibreOffice_project/40$Build-2</meta:generator>
    <meta:document-statistic meta:table-count="1" meta:cell-count="39" meta:object-count="0"/>
  </office:meta>
</office:document-meta>
</file>